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31.06" calcext:value-type="float">
            <text:p>31.0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EXP([.C3]*LN([.B3]))" office:value-type="float" office:value="7.85816006513023" calcext:value-type="float">
            <text:p>7.85816006513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.14" calcext:value-type="float">
            <text:p>16.1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EXP([.C4]*LN([.B4]))" office:value-type="float" office:value="1.74413744496601" calcext:value-type="float">
            <text:p>1.74413744496601</text:p>
          </table:table-cell>
          <table:table-cell/>
          <table:table-cell table:formula="of:=PRODUCT([.E3:.E5])" office:value-type="float" office:value="24.255572020898" calcext:value-type="float">
            <text:p>24.2555720208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36" calcext:value-type="float">
            <text:p>17.3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EXP([.C5]*LN([.B5]))" office:value-type="float" office:value="1.76974194442476" calcext:value-type="float">
            <text:p>1.769741944424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53" calcext:value-type="float">
            <text:p>28.53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EXP([.C6]*LN([.B6]))" office:value-type="float" office:value="7.46760027446574" calcext:value-type="float">
            <text:p>7.46760027446574</text:p>
          </table:table-cell>
          <table:table-cell table:number-columns-repeated="3"/>
          <table:table-cell table:formula="of:=[.G4]/[.G7]" office:value-type="float" office:value="1.14042630203753" calcext:value-type="float">
            <text:p>1.14042630203753</text:p>
          </table:table-cell>
        </table:table-row>
        <table:table-row table:style-name="ro1">
          <table:table-cell/>
          <table:table-cell office:value-type="float" office:value="16.63" calcext:value-type="float">
            <text:p>16.6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EXP([.C7]*LN([.B7]))" office:value-type="float" office:value="1.7546013123164" calcext:value-type="float">
            <text:p>1.7546013123164</text:p>
          </table:table-cell>
          <table:table-cell/>
          <table:table-cell table:formula="of:=PRODUCT([.E6:.E8])" office:value-type="float" office:value="21.268864088422" calcext:value-type="float">
            <text:p>21.2688640884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27" calcext:value-type="float">
            <text:p>11.2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EXP([.C8]*LN([.B8]))" office:value-type="float" office:value="1.62324765148989" calcext:value-type="float">
            <text:p>1.623247651489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0:14:39.360106771</meta:creation-date>
    <dc:date>2023-09-26T10:20:42.203779978</dc:date>
    <meta:editing-duration>PT6M4S</meta:editing-duration>
    <meta:editing-cycles>1</meta:editing-cycles>
    <meta:document-statistic meta:table-count="1" meta:cell-count="21" meta:object-count="0"/>
    <meta:generator>LibreOffice/7.6.1.2$Linux_X86_64 LibreOffice_project/f5defcebd022c5bc36bbb79be232cb6926d8f674</meta:generator>
  </office:meta>
</office:document-meta>
</file>